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size="14pt" officeooo:rsid="0002f766" officeooo:paragraph-rsid="0002f766" style:font-size-asian="12.25pt" style:font-size-complex="14pt"/>
    </style:style>
    <style:style style:name="P2" style:family="paragraph" style:parent-style-name="Standard">
      <style:paragraph-properties fo:text-align="start" style:justify-single-word="false"/>
      <style:text-properties fo:font-size="12pt" officeooo:rsid="0002f766" officeooo:paragraph-rsid="0002f766"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ication de la structure de la base de données</text:p>
      <text:p text:style-name="P2">Par rapport a l’énoncer on a choisie de faire le type de liaison suivant :</text:p>
      <text:p text:style-name="P2">[Mettre diagramme]</text:p>
      <text:p text:style-name="P2"/>
      <text:p text:style-name="P2">Les association entre tables :</text:p>
      <text:p text:style-name="P2"/>
      <text:p text:style-name="P2">Relation entre Client → Client_SessionPrivee → SessionPrivee :</text:p>
      <text:p text:style-name="P2">On a choisie d’utiliser une table associative entre les Clients et les Sessions Privée car on a constater une relation « n-n » entre les deux, ce qui nous oblige a utiliser une table supplémentaire qu’on a nomme « Client_SesionPrivee » qui contient les clefs étrangers de nos deux tables cite precedement.</text:p>
      <text:p text:style-name="P2"/>
      <text:p text:style-name="P2">Relation entre Client → CoachingPrivee Et Coach → CoachingPrivee</text:p>
      <text:p text:style-name="P2">Pour la table coaching privee, on a choisit d’utiliser la relation « 1-n » pour le cas des Clients et des Coachs, car un client peut avoir plusieurs coaching privee mais le coaching privee ne peut pas avoir plusieurs clients, cela est le meme pour les coachs. Par consequent on a opter pour des clefs etrangere « idClient » et « idCoach » dans notre table CoachingPrivee.</text:p>
      <text:p text:style-name="P2"/>
      <text:p text:style-name="P2">Relation entre Machine → Maintenance</text:p>
      <text:p text:style-name="P2">Cette relation marche de la meme maniere que la precedente. On a une clef etrangere dans maintenance nommee « idMachine » qui reference l’id de la machine qui vient d’avoir une maintenance.</text:p>
      <text:p text:style-name="P2"/>
      <text:p text:style-name="P2">Relation entre Coach → Client :</text:p>
      <text:p text:style-name="P2">Un coach peut avoir plusieurs client par consequent rajouter comme attribut une clef etrangere «coachAttitrer » dans notre table client. </text:p>
      <text:p text:style-name="P2"/>
      <text:p text:style-name="P2">Relation entre Client → Abonnement :</text:p>
      <text:p text:style-name="P2">Cette relation est utiliser pour avoir toutes les informations apropos de l’abonnement du client. Car l’attribut « typeAbonnement » reference l’id d’un abonnement. Cette relation est particulierement utile lors de la verification qu’un certain client a belle est bien l’abonnement nécessaire pour les differentes fonctionnalite de la salle de musculation.</text:p>
      <text:p text:style-name="P2"/>
      <text:p text:style-name="P2">Partie Code java :</text:p>
      <text:p text:style-name="P2"/>
      <text:p text:style-name="P2">On a opter pour une méthodologie « Orienter Objet », par consequent on a separer notre programme en plusieurs fichiers, qui sont :</text:p>
      <text:p text:style-name="P2"/>
      <text:p text:style-name="P2">InitDatabase :</text:p>
      <text:p text:style-name="P2">Ce programme permet d’initialiser toutes les tables de notre base de donnees, pour cela on utilise des PreparedStatment pour envoyer plusieurs requete similaire mais avec des donnees differentes en modifiant seulement les « ? » en valeur differente, puis on envoie notre requete avec « addToTable.executeUpdate() ; ».</text:p>
      <text:p text:style-name="P2"/>
      <text:p text:style-name="P2">De plus notre InitDatabase a aussi la fonction « clearAll() » </text:p>
      <text:p text:style-name="P2">qui permet de reinitialiser notre base de donnees, on l’utilise surtout a la fin de plusieurs testes pour effacer toutes les valeurs testes inserer.</text:p>
      <text:p text:style-name="P2"/>
      <text:p text:style-name="P2">On a aussi deux fonction random, qui sont « randomDate() » et « randomTimestamp() »</text:p>
      <text:p text:style-name="P2">qui comme leur nom l’indique nous donne des date au hasard pour « randomDate() » et des timestamp au hasard pour « randomTimestamp() ». Leur valeur n’est pas reelement au hasard car il <text:soft-page-break/>y a 50 % de chance que la date/timestamp est en decembre, on a choisie de faire cela car cela facilite les testes pour la question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4T10:11:53.960956824</meta:creation-date>
    <dc:date>2025-11-24T11:16:08.626825323</dc:date>
    <meta:editing-duration>PT1H4M14S</meta:editing-duration>
    <meta:editing-cycles>2</meta:editing-cycles>
    <meta:generator>LibreOffice/7.4.7.2$Linux_X86_64 LibreOffice_project/40$Build-2</meta:generator>
    <meta:document-statistic meta:table-count="0" meta:image-count="0" meta:object-count="0" meta:page-count="2" meta:paragraph-count="22" meta:word-count="473" meta:character-count="2846" meta:non-whitespace-character-count="2393"/>
  </office:meta>
</office:document-meta>
</file>